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3pt" fo:font-weight="bold" officeooo:paragraph-rsid="000e545a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paragraph-rsid="000e545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fo:font-weight="normal" officeooo:paragraph-rsid="000e545a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weight="normal" officeooo:paragraph-rsid="000e545a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0pt" fo:font-weight="normal" officeooo:paragraph-rsid="000fee33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0pt" fo:font-weight="bold" officeooo:paragraph-rsid="000e545a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paragraph-rsid="000e545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0pt" fo:font-weight="normal" officeooo:paragraph-rsid="000e545a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paragraph-rsid="000e545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paragraph-rsid="001218dc" style:font-size-asian="10pt" style:font-weight-asian="normal" style:font-size-complex="10pt" style:font-weight-complex="normal"/>
    </style:style>
    <style:style style:name="T1" style:family="text">
      <style:text-properties officeooo:rsid="001218dc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: Diseño y Comparación de Arquitecturas de Almacenamiento en Big Data</text:p>
      <text:p text:style-name="Standard"/>
      <text:p text:style-name="Standard"/>
      <text:p text:style-name="P2">Objetivo</text:p>
      <text:p text:style-name="P4"/>
      <text:p text:style-name="P5">Desarrollar la capacidad de analizar y diseñar diferentes arquitecturas de almacenamiento en Big Data según los requisitos específicos de una organización. </text:p>
      <text:p text:style-name="P5"/>
      <text:p text:style-name="P5"/>
      <text:p text:style-name="P2">Descripción</text:p>
      <text:p text:style-name="P2"/>
      <text:p text:style-name="P6">En esta actividad, trabajarás como consultor de arquitectura de datos. Deberás analizar sus necesidades y proponer la arquitectura más adecuada para el caso de uso. </text:p>
      <text:p text:style-name="P6"/>
      <text:p text:style-name="P6"/>
      <text:p text:style-name="P6"/>
      <text:p text:style-name="P8">Caso de Estudio</text:p>
      <text:p text:style-name="P2">Caso 1: Cadena de Supermercados "FreshMart"</text:p>
      <text:p text:style-name="P2"/>
      <text:p text:style-name="P7">● Necesita analizar patrones de compra históricos</text:p>
      <text:p text:style-name="P7"/>
      <text:p text:style-name="P7">● Maneja datos estructurados de ventas, inventario y clientes</text:p>
      <text:p text:style-name="P7"/>
      <text:p text:style-name="P7">● Requiere generar informes diarios de rendimiento</text:p>
      <text:p text:style-name="P7"/>
      <text:p text:style-name="P7">● Tiene 500 tiendas en todo el país</text:p>
      <text:p text:style-name="P7"/>
      <text:p text:style-name="P7">● Procesa 1 millón de transacciones diarias</text:p>
      <text:p text:style-name="P3"/>
      <text:p text:style-name="P3"/>
      <text:p text:style-name="P3">Tareas</text:p>
      <text:p text:style-name="P3"/>
      <text:p text:style-name="P7">1. Para el caso de estudio:</text:p>
      <text:p text:style-name="P9"><text:tab/>○ Proponer una arquitectura de almacenamiento específica (Data Warehouse, Data Lake, Data Mesh o Federación de Datos)</text:p>
      <text:p text:style-name="P9"/>
      <text:p text:style-name="P9"><text:tab/><text:span text:style-name="T1">Se propone una arquitectura de Data Warehouse</text:span></text:p>
      <text:p text:style-name="P9"/>
      <text:p text:style-name="P9"><text:tab/>○ Justificar la elección basándose en las características y necesidades de la empresa</text:p>
      <text:p text:style-name="P9"/>
      <text:p text:style-name="P16">- Análisis de Patrones Históricos: Un Data Warehouse es ideal para almacenar y analizar grandes volúmenes de datos históricos, permitiendo realizar consultas complejas y análisis de tendencias.<text:line-break/><text:line-break/> - Datos Estructurados: Dado que se manejan datos estructurados, un Data Warehouse es adecuado porque está diseñado para trabajar con este tipo de datos.<text:line-break/><text:line-break/> - Informes Diarios: Los Data Warehouses están optimizados para generar informes y dashboards, facilitando la creación de informes diarios de rendimiento.<text:line-break/><text:line-break/> - Escalabilidad: Con 500 tiendas y 1 millón de transacciones diarias, se necesita una solución que pueda escalar. Los Data Warehouses modernos, como Amazon Redshift o Google BigQuery, están diseñados para manejar grandes volúmenes de datos y escalar según sea necesario.</text:p>
      <text:p text:style-name="P15"/>
      <text:p text:style-name="P9"><text:tab/>○ Describir las herramientas tecnológicas que se utilizarían</text:p>
      <text:p text:style-name="P9"/>
      <text:p text:style-name="P9"><text:tab/>○ Identificar posibles desafíos y proponer soluciones</text:p>
      <text:p text:style-name="P7"/>
      <text:p text:style-name="P7"><text:soft-page-break/>2. Crear un diagrama simple de la arquitectura propuesta para cada caso (puede ser un boceto a mano o utilizando herramientas de diagramación) opcional</text:p>
      <text:p text:style-name="P7"/>
      <text:p text:style-name="P7">3. Destaca en una tabla los siguientes items de la arquitectura elegida:</text:p>
      <text:p text:style-name="P9"><text:tab/>○ Ventajas y desventajas </text:p>
      <text:p text:style-name="P9"><text:tab/>○ Costos relativos </text:p>
      <text:p text:style-name="P9"><text:tab/>○ Complejidad de implementación </text:p>
      <text:p text:style-name="P9"><text:tab/>○ Escalabilidad </text:p>
      <text:p text:style-name="P9"><text:tab/>○ Mantenimiento </text:p>
      <text:p text:style-name="P9"/>
      <text:p text:style-name="P9"/>
      <text:p text:style-name="P9"><draw:frame draw:style-name="fr1" draw:name="Objeto1" text:anchor-type="char" svg:width="16.9cm" svg:height="2.8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3">Entregables</text:p>
      <text:p text:style-name="P12"/>
      <text:p text:style-name="P12">1. Documento con el análisis y justificación de la arquitectura</text:p>
      <text:p text:style-name="P12">2. Diagrama de la arquitectura elegida.--&gt; opcional</text:p>
      <text:p text:style-name="P12">3. Tabla comparativa de las arquitecturas propuestas</text:p>
      <text:p text:style-name="P12"/>
      <text:p text:style-name="P3">Recursos Recomendados</text:p>
      <text:p text:style-name="P10"/>
      <text:p text:style-name="P11">● Documentación de herramientas: Hadoop, MongoDB, Cassandra, Amazon S3</text:p>
      <text:p text:style-name="P11">● Herramientas de diagramación: draw.io, Lucidchart</text:p>
      <text:p text:style-name="P11">● Ejemplos de casos reales de implementación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7:35:59.392000000</meta:creation-date>
    <dc:date>2024-12-05T12:26:11.559000000</dc:date>
    <meta:editing-duration>PT1H8M57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1" meta:page-count="2" meta:paragraph-count="35" meta:word-count="379" meta:character-count="2588" meta:non-whitespace-character-count="222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933cm"/>
    </style:style>
    <style:style style:name="co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8"/>
          <table:table-cell table:style-name="ce5" office:value-type="string" calcext:value-type="string">
            <text:p>Ventajas</text:p>
          </table:table-cell>
          <table:table-cell table:style-name="ce5" office:value-type="string" calcext:value-type="string">
            <text:p>Desventajas</text:p>
          </table:table-cell>
          <table:table-cell table:style-name="ce5" office:value-type="string" calcext:value-type="string">
            <text:p>Costos Relativos</text:p>
          </table:table-cell>
          <table:table-cell table:style-name="ce5" office:value-type="string" calcext:value-type="string">
            <text:p>Complejidad de Implementación</text:p>
          </table:table-cell>
          <table:table-cell table:style-name="ce5" office:value-type="string" calcext:value-type="string">
            <text:p>Escalabilidad</text:p>
          </table:table-cell>
          <table:table-cell table:style-name="ce5" office:value-type="string" calcext:value-type="string">
            <text:p>Mantenimiento</text:p>
          </table:table-cell>
        </table:table-row>
        <table:table-row table:style-name="ro3">
          <table:table-cell table:number-columns-repeated="8"/>
          <table:table-cell table:style-name="ce6" office:value-type="string" calcext:value-type="string">
            <text:p>- Optimizado para consultas y análisis complejos.</text:p>
          </table:table-cell>
          <table:table-cell table:style-name="ce6" office:value-type="string" calcext:value-type="string">
            <text:p>- Puede ser costoso en términos de almacenamiento y procesamiento.</text:p>
          </table:table-cell>
          <table:table-cell table:style-name="ce6" office:value-type="string" calcext:value-type="string">
            <text:p>Moderado a Alto</text:p>
          </table:table-cell>
          <table:table-cell table:style-name="ce6" office:value-type="string" calcext:value-type="string">
            <text:p>Moderada a Alta</text:p>
          </table:table-cell>
          <table:table-cell table:style-name="ce6" office:value-type="string" calcext:value-type="string">
            <text:p>Alta escalabilidad con soluciones en la nube como Amazon o Google.</text:p>
          </table:table-cell>
          <table:table-cell table:style-name="ce6" office:value-type="string" calcext:value-type="string">
            <text:p>Requiere mantenimiento regular para optimización y seguridad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12:24:04.60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